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TPReply.isPositiveCompletion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Reply.SMTP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MTPReply.isPositiveIntermediate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Reply.isPositivePreliminary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Reply.isNegativeTransient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Reply.isNegativePermanent( int rep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